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827in"/>
    </style:style>
    <style:style style:name="co3" style:family="table-column">
      <style:table-column-properties fo:break-before="auto" style:column-width="1.6654in"/>
    </style:style>
    <style:style style:name="co4" style:family="table-column">
      <style:table-column-properties fo:break-before="auto" style:column-width="2.1764in"/>
    </style:style>
    <style:style style:name="co5" style:family="table-column">
      <style:table-column-properties fo:break-before="auto" style:column-width="1.0189in"/>
    </style:style>
    <style:style style:name="co6" style:family="table-column">
      <style:table-column-properties fo:break-before="auto" style:column-width="1.297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Roar_20_Light">
      <style:map style:condition="is-true-formula(MOD(ROW();2)=0)" style:apply-style-name="Growl_20_Light" style:base-cell-address="Sheet1.A1"/>
    </style:style>
    <style:style style:name="ce2" style:family="table-cell" style:parent-style-name="Growl_20_Light">
      <style:table-cell-properties fo:border="0.74pt solid #000000"/>
      <style:map style:condition="is-true-formula(MOD(ROW();2)=0)" style:apply-style-name="Growl_20_Light" style:base-cell-address="Sheet1.A1"/>
    </style:style>
    <style:style style:name="ce3" style:family="table-cell" style:parent-style-name="Default">
      <style:map style:condition="is-true-formula(MOD(ROW();2)=0)" style:apply-style-name="Growl_20_Light" style:base-cell-address="Sheet1.A1"/>
    </style:style>
    <style:style style:name="ce4" style:family="table-cell" style:parent-style-name="Default">
      <style:table-cell-properties fo:background-color="#f69240"/>
      <style:map style:condition="is-true-formula(MOD(ROW();2)=0)" style:apply-style-name="Growl_20_Light" style:base-cell-address="Sheet1.A1"/>
    </style:style>
    <style:style style:name="ce5" style:family="table-cell" style:parent-style-name="Default">
      <style:table-cell-properties fo:background-color="#e6e7e8" fo:border="0.74pt solid #000000"/>
      <style:map style:condition="is-true-formula(MOD(ROW();2)=0)" style:apply-style-name="Growl_20_Light" style:base-cell-address="Sheet1.A1"/>
    </style:style>
    <style:style style:name="ce11" style:family="table-cell" style:parent-style-name="Roar_20_Light">
      <style:map style:condition="is-true-formula(MOD(ROW();2)=0)" style:apply-style-name="Growl_20_Light" style:base-cell-address="Sheet1.H3"/>
    </style:style>
    <style:style style:name="ce12" style:family="table-cell" style:parent-style-name="Default">
      <style:map style:condition="is-true-formula(MOD(ROW();2)=0)" style:apply-style-name="Growl_20_Light" style:base-cell-address="Sheet1.H5"/>
    </style:style>
    <style:style style:name="ce13" style:family="table-cell" style:parent-style-name="Default">
      <style:map style:condition="is-true-formula(MOD(ROW();2)=0)" style:apply-style-name="Growl_20_Light" style:base-cell-address="Sheet1.H10"/>
    </style:style>
    <style:style style:name="ce14" style:family="table-cell" style:parent-style-name="Roar_20_Light" style:data-style-name="N104">
      <style:map style:condition="is-true-formula(MOD(ROW();2)=0)" style:apply-style-name="Growl_20_Light" style:base-cell-address="Sheet1.A1"/>
    </style:style>
    <style:style style:name="ce15" style:family="table-cell" style:parent-style-name="Default" style:data-style-name="N104">
      <style:text-properties style:font-name="Liberation Sans"/>
      <style:map style:condition="is-true-formula(MOD(ROW();2)=0)" style:apply-style-name="Growl_20_Light" style:base-cell-address="Sheet1.A1"/>
    </style:style>
    <style:style style:name="ce16" style:family="table-cell" style:parent-style-name="Default" style:data-style-name="N104">
      <style:map style:condition="is-true-formula(MOD(ROW();2)=0)" style:apply-style-name="Growl_20_Light" style:base-cell-address="Sheet1.A1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1" table:number-columns-repeated="16374" table:default-cell-style-name="ce3"/>
        <table:table-row table:style-name="ro1">
          <table:table-cell table:style-name="ce1"/>
          <table:table-cell table:style-name="ce4" table:number-columns-repeated="16383"/>
        </table:table-row>
        <table:table-row table:style-name="ro1">
          <table:table-cell table:style-name="ce2" office:value-type="string" calcext:value-type="string">
            <text:p>Item Number</text:p>
          </table:table-cell>
          <table:table-cell table:style-name="ce5" office:value-type="string" calcext:value-type="string">
            <text:p>Quantity</text:p>
          </table:table-cell>
          <table:table-cell table:style-name="ce5" office:value-type="string" calcext:value-type="string">
            <text:p>Component Type</text:p>
          </table:table-cell>
          <table:table-cell table:style-name="ce5" office:value-type="string" calcext:value-type="string">
            <text:p>Reference</text:p>
          </table:table-cell>
          <table:table-cell table:style-name="ce5" office:value-type="string" calcext:value-type="string">
            <text:p>Value</text:p>
          </table:table-cell>
          <table:table-cell table:style-name="ce5" office:value-type="string" calcext:value-type="string">
            <text:p>Footprint</text:p>
          </table:table-cell>
          <table:table-cell table:style-name="ce5" office:value-type="string" calcext:value-type="string">
            <text:p>Supplier</text:p>
          </table:table-cell>
          <table:table-cell table:style-name="ce5" office:value-type="string" calcext:value-type="string">
            <text:p>Part Number</text:p>
          </table:table-cell>
          <table:table-cell table:style-name="ce5" office:value-type="string" calcext:value-type="string">
            <text:p>Cost (per 100)</text:p>
          </table:table-cell>
          <table:table-cell table:style-name="ce5" office:value-type="string" calcext:value-type="string">
            <text:p>Cost Per 100 PCB</text:p>
          </table:table-cell>
          <table:table-cell table:style-name="ce5" office:value-type="string" calcext:value-type="string">
            <text:p>Cost/PCB</text:p>
          </table:table-cell>
          <table:table-cell table:style-name="ce5" table:number-columns-repeated="1637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Capacitor</text:p>
          </table:table-cell>
          <table:table-cell table:style-name="ce1" office:value-type="string" calcext:value-type="string">
            <text:p>C1-C6</text:p>
          </table:table-cell>
          <table:table-cell table:style-name="ce1" office:value-type="string" calcext:value-type="string">
            <text:p>10uF</text:p>
          </table:table-cell>
          <table:table-cell table:style-name="ce1" office:value-type="string" calcext:value-type="string">
            <text:p>0805</text:p>
          </table:table-cell>
          <table:table-cell table:style-name="ce1" office:value-type="string" calcext:value-type="string">
            <text:p>Digikey</text:p>
          </table:table-cell>
          <table:table-cell table:style-name="ce11" office:value-type="string" calcext:value-type="string">
            <text:p><text:a xlink:href="https://www.digikey.com/en/products/detail/murata-electronics/GRM21BR61C106KE15K/2546903" xlink:type="simple">490-6473-2-ND</text:a></text:p>
          </table:table-cell>
          <table:table-cell table:style-name="ce14" office:value-type="currency" office:currency="USD" office:value="0.036" calcext:value-type="currency">
            <text:p>$0.04</text:p>
          </table:table-cell>
          <table:table-cell table:style-name="ce14" table:formula="of:=[.I3]*[.B3]*100" office:value-type="currency" office:currency="USD" office:value="21.6" calcext:value-type="currency">
            <text:p>$21.60</text:p>
          </table:table-cell>
          <table:table-cell table:style-name="ce14" table:formula="of:=[.I3]*[.B3]" office:value-type="currency" office:currency="USD" office:value="0.216" calcext:value-type="currency">
            <text:p>$0.22</text:p>
          </table:table-cell>
          <table:table-cell table:style-name="ce1" table:number-columns-repeated="16373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C8,C10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Digikey</text:p>
          </table:table-cell>
          <table:table-cell table:style-name="ce11" office:value-type="string" calcext:value-type="string">
            <text:p><text:a xlink:href="https://www.digikey.com/en/products/detail/yageo/CC0805KRX7R9BB104/302874" xlink:type="simple">311-1140-2-ND</text:a></text:p>
          </table:table-cell>
          <table:table-cell table:style-name="ce14" office:value-type="currency" office:currency="USD" office:value="0.02" calcext:value-type="currency">
            <text:p>$0.02</text:p>
          </table:table-cell>
          <table:table-cell table:style-name="ce14" table:formula="of:=[.I4]*[.B4]*100" office:value-type="currency" office:currency="USD" office:value="4" calcext:value-type="currency">
            <text:p>$4.00</text:p>
          </table:table-cell>
          <table:table-cell table:style-name="ce14" table:formula="of:=[.I4]*[.B4]" office:value-type="currency" office:currency="USD" office:value="0.04" calcext:value-type="currency">
            <text:p>$0.04</text:p>
          </table:table-cell>
          <table:table-cell table:number-columns-repeated="1637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C7,C9</text:p>
          </table:table-cell>
          <table:table-cell office:value-type="string" calcext:value-type="string">
            <text:p>100uF</text:p>
          </table:table-cell>
          <table:table-cell office:value-type="string" calcext:value-type="string">
            <text:p>6.3x11mm</text:p>
          </table:table-cell>
          <table:table-cell office:value-type="string" calcext:value-type="string">
            <text:p>Digikey</text:p>
          </table:table-cell>
          <table:table-cell table:style-name="ce12" office:value-type="string" calcext:value-type="string">
            <text:p><text:a xlink:href="https://www.digikey.com/en/products/detail/rubycon/16YXF100MEFC6-3X11/3563101" xlink:type="simple">1189-1856-ND</text:a></text:p>
          </table:table-cell>
          <table:table-cell table:style-name="ce15" office:value-type="currency" office:currency="USD" office:value="0.1137" calcext:value-type="currency">
            <text:p>$0.11</text:p>
          </table:table-cell>
          <table:table-cell table:style-name="ce14" table:formula="of:=[.I5]*[.B5]*100" office:value-type="currency" office:currency="USD" office:value="22.74" calcext:value-type="currency">
            <text:p>$22.74</text:p>
          </table:table-cell>
          <table:table-cell table:style-name="ce14" table:formula="of:=[.I5]*[.B5]" office:value-type="currency" office:currency="USD" office:value="0.2274" calcext:value-type="currency">
            <text:p>$0.23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R1,R15,R58,R62,R6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<text:a xlink:href="https://www.digikey.com/en/products/detail/stackpole-electronics-inc/RMCF0805JG10R0/1711843" xlink:type="simple">RMCF0805JG10R0TR-ND </text:a> </text:p>
          </table:table-cell>
          <table:table-cell table:style-name="ce15" office:value-type="currency" office:currency="USD" office:value="0.0085" calcext:value-type="currency">
            <text:p>$0.01</text:p>
          </table:table-cell>
          <table:table-cell table:style-name="ce14" table:formula="of:=[.I6]*[.B6]*100" office:value-type="currency" office:currency="USD" office:value="4.25" calcext:value-type="currency">
            <text:p>$4.25</text:p>
          </table:table-cell>
          <table:table-cell table:style-name="ce14" table:formula="of:=[.I6]*[.B6]" office:value-type="currency" office:currency="USD" office:value="0.0425" calcext:value-type="currency">
            <text:p>$0.04</text:p>
          </table:table-cell>
          <table:table-cell table:number-columns-repeated="1637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330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<text:a xlink:href="https://www.digikey.com/en/products/detail/panasonic-electronic-components/ERJ-2RKF3300X/1746189" xlink:type="simple">P330LTR-ND</text:a></text:p>
          </table:table-cell>
          <table:table-cell table:style-name="ce16" office:value-type="currency" office:currency="USD" office:value="0.0125" calcext:value-type="currency">
            <text:p>$0.01</text:p>
          </table:table-cell>
          <table:table-cell table:style-name="ce16" table:formula="of:=[.B7]*[.I7]*100" office:value-type="currency" office:currency="USD" office:value="18.75" calcext:value-type="currency">
            <text:p>$18.75</text:p>
          </table:table-cell>
          <table:table-cell table:style-name="ce16" table:formula="of:=[.I7]*[.B7]" office:value-type="currency" office:currency="USD" office:value="0.1875" calcext:value-type="currency">
            <text:p>$0.19</text:p>
          </table:table-cell>
          <table:table-cell table:number-columns-repeated="1637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1k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<text:a xlink:href="https://www.digikey.com/en/products/detail/panasonic-electronic-components/ERJ-2RKF1001X/79729" xlink:type="simple">P1.00KLTR-ND</text:a></text:p>
          </table:table-cell>
          <table:table-cell table:style-name="ce16" office:value-type="currency" office:currency="USD" office:value="0.0126" calcext:value-type="currency">
            <text:p>$0.01</text:p>
          </table:table-cell>
          <table:table-cell table:style-name="ce16" table:formula="of:=[.B8]*[.I8]*100" office:value-type="currency" office:currency="USD" office:value="233.1" calcext:value-type="currency">
            <text:p>$233.10</text:p>
          </table:table-cell>
          <table:table-cell table:style-name="ce16" table:formula="of:=[.I8]*[.B8]" office:value-type="currency" office:currency="USD" office:value="2.331" calcext:value-type="currency">
            <text:p>$2.33</text:p>
          </table:table-cell>
          <table:table-cell table:number-columns-repeated="1637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R12,R13</text:p>
          </table:table-cell>
          <table:table-cell office:value-type="string" calcext:value-type="string">
            <text:p>2.2k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<text:a xlink:href="https://www.digikey.com/en/products/detail/panasonic-electronic-components/ERJ-2RKF2201X/1746150" xlink:type="simple">P2.20KLTR-ND</text:a></text:p>
          </table:table-cell>
          <table:table-cell table:style-name="ce16" office:value-type="currency" office:currency="USD" office:value="0.0125" calcext:value-type="currency">
            <text:p>$0.01</text:p>
          </table:table-cell>
          <table:table-cell table:style-name="ce16" table:formula="of:=[.B9]*[.I9]*100" office:value-type="currency" office:currency="USD" office:value="2.5" calcext:value-type="currency">
            <text:p>$2.50</text:p>
          </table:table-cell>
          <table:table-cell table:style-name="ce16" table:formula="of:=[.I9]*[.B9]" office:value-type="currency" office:currency="USD" office:value="0.025" calcext:value-type="currency">
            <text:p>$0.03</text:p>
          </table:table-cell>
          <table:table-cell table:number-columns-repeated="1637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4.7k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Digikey</text:p>
          </table:table-cell>
          <table:table-cell table:style-name="ce13" office:value-type="string" calcext:value-type="string">
            <text:p><text:a xlink:href="https://www.digikey.com/en/products/detail/panasonic-electronic-components/ERJ-2RKF4701X/1746231" xlink:type="simple">P4.70KLTR-ND</text:a></text:p>
          </table:table-cell>
          <table:table-cell table:style-name="ce16" office:value-type="currency" office:currency="USD" office:value="0.0125" calcext:value-type="currency">
            <text:p>$0.01</text:p>
          </table:table-cell>
          <table:table-cell table:style-name="ce16" table:formula="of:=[.B10]*[.I10]*100" office:value-type="currency" office:currency="USD" office:value="115" calcext:value-type="currency">
            <text:p>$115.00</text:p>
          </table:table-cell>
          <table:table-cell table:style-name="ce16" table:formula="of:=[.I10]*[.B10]" office:value-type="currency" office:currency="USD" office:value="1.15" calcext:value-type="currency">
            <text:p>$1.15</text:p>
          </table:table-cell>
          <table:table-cell table:number-columns-repeated="1637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10k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<text:a xlink:href="https://www.digikey.com/en/products/detail/panasonic-electronic-components/ERJ-2RKF1002X/192073" xlink:type="simple">P10.0KLTR-ND</text:a></text:p>
          </table:table-cell>
          <table:table-cell table:style-name="ce16" office:value-type="currency" office:currency="USD" office:value="0.0125" calcext:value-type="currency">
            <text:p>$0.01</text:p>
          </table:table-cell>
          <table:table-cell table:style-name="ce16" table:formula="of:=[.B11]*[.I11]*100" office:value-type="currency" office:currency="USD" office:value="12.5" calcext:value-type="currency">
            <text:p>$12.50</text:p>
          </table:table-cell>
          <table:table-cell table:style-name="ce16" table:formula="of:=[.I11]*[.B11]" office:value-type="currency" office:currency="USD" office:value="0.125" calcext:value-type="currency">
            <text:p>$0.13</text:p>
          </table:table-cell>
          <table:table-cell table:number-columns-repeated="1637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D5,D8,D11,D14,D17,D20</text:p>
          </table:table-cell>
          <table:table-cell office:value-type="string" calcext:value-type="string">
            <text:p>4148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<text:a xlink:href="https://www.digikey.com/en/products/detail/taiwan-semiconductor-corporation/TS4148-RBG/15926409" xlink:type="simple">1801-TS4148TBGTR-ND</text:a></text:p>
          </table:table-cell>
          <table:table-cell table:style-name="ce16" office:value-type="currency" office:currency="USD" office:value="0.0458" calcext:value-type="currency">
            <text:p>$0.05</text:p>
          </table:table-cell>
          <table:table-cell table:style-name="ce16" table:formula="of:=[.B12]*[.I12]*100" office:value-type="currency" office:currency="USD" office:value="27.48" calcext:value-type="currency">
            <text:p>$27.48</text:p>
          </table:table-cell>
          <table:table-cell table:style-name="ce16" table:formula="of:=[.I12]*[.B12]" office:value-type="currency" office:currency="USD" office:value="0.2748" calcext:value-type="currency">
            <text:p>$0.27</text:p>
          </table:table-cell>
          <table:table-cell table:number-columns-repeated="1637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LED</text:p>
          </table:table-cell>
          <table:table-cell/>
          <table:table-cell office:value-type="string" calcext:value-type="string">
            <text:p>LED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<text:a xlink:href="https://www.digikey.com/en/products/detail/würth-elektronik/150080BS75000/4489912" xlink:type="simple">732-4982-2-ND</text:a></text:p>
          </table:table-cell>
          <table:table-cell table:style-name="ce16" office:value-type="currency" office:currency="USD" office:value="0.1359" calcext:value-type="currency">
            <text:p>$0.14</text:p>
          </table:table-cell>
          <table:table-cell table:style-name="ce16" table:formula="of:=[.B13]*[.I13]*100" office:value-type="currency" office:currency="USD" office:value="217.44" calcext:value-type="currency">
            <text:p>$217.44</text:p>
          </table:table-cell>
          <table:table-cell table:style-name="ce16" table:formula="of:=[.I13]*[.B13]" office:value-type="currency" office:currency="USD" office:value="2.1744" calcext:value-type="currency">
            <text:p>$2.17</text:p>
          </table:table-cell>
          <table:table-cell table:number-columns-repeated="1637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crocontroller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PIC16F1788</text:p>
          </table:table-cell>
          <table:table-cell office:value-type="string" calcext:value-type="string">
            <text:p>SSOP-28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<text:a xlink:href="https://www.digikey.com/en/products/detail/microchip-technology/PIC16F1788-I-SS/4080108" xlink:type="simple">PIC16F1788-I/SS-ND</text:a></text:p>
          </table:table-cell>
          <table:table-cell table:style-name="ce16" office:value-type="currency" office:currency="USD" office:value="2.14" calcext:value-type="currency">
            <text:p>$2.14</text:p>
          </table:table-cell>
          <table:table-cell table:style-name="ce16" table:formula="of:=[.B14]*[.I14]*100" office:value-type="currency" office:currency="USD" office:value="214" calcext:value-type="currency">
            <text:p>$214.00</text:p>
          </table:table-cell>
          <table:table-cell table:style-name="ce16" table:formula="of:=[.I14]*[.B14]" office:value-type="currency" office:currency="USD" office:value="2.14" calcext:value-type="currency">
            <text:p>$2.14</text:p>
          </table:table-cell>
          <table:table-cell table:number-columns-repeated="1637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icrocontroller</text:p>
          </table:table-cell>
          <table:table-cell office:value-type="string" calcext:value-type="string">
            <text:p>U2,U3,U8,U9,10</text:p>
          </table:table-cell>
          <table:table-cell office:value-type="string" calcext:value-type="string">
            <text:p>PIC16F1789</text:p>
          </table:table-cell>
          <table:table-cell office:value-type="string" calcext:value-type="string">
            <text:p>TQFP-44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<text:a xlink:href="https://www.digikey.com/en/products/detail/PIC16F1789-I/PT/PIC16F1789-I/PT-ND/4080209" xlink:type="simple">PIC16F1789-I/PR-ND</text:a></text:p>
          </table:table-cell>
          <table:table-cell table:style-name="ce16" office:value-type="currency" office:currency="USD" office:value="2.5" calcext:value-type="currency">
            <text:p>$2.50</text:p>
          </table:table-cell>
          <table:table-cell table:style-name="ce16" table:formula="of:=[.B15]*[.I15]*100" office:value-type="currency" office:currency="USD" office:value="1250" calcext:value-type="currency">
            <text:p>$1,250.00</text:p>
          </table:table-cell>
          <table:table-cell table:style-name="ce16" table:formula="of:=[.I15]*[.B15]" office:value-type="currency" office:currency="USD" office:value="12.5" calcext:value-type="currency">
            <text:p>$12.50</text:p>
          </table:table-cell>
          <table:table-cell table:number-columns-repeated="1637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Opto-Isolator</text:p>
          </table:table-cell>
          <table:table-cell office:value-type="string" calcext:value-type="string">
            <text:p>U4-U7,U11-U30</text:p>
          </table:table-cell>
          <table:table-cell office:value-type="string" calcext:value-type="string">
            <text:p>LTV-247</text:p>
          </table:table-cell>
          <table:table-cell office:value-type="string" calcext:value-type="string">
            <text:p>SOIC-16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<text:a xlink:href="https://www.digikey.com/en/products/detail/liteon/LTV-247/4307982?s=N4IgTCBcDaIDIBUBqBaMAWA7CAugXyA" xlink:type="simple">160-2255-2-ND</text:a></text:p>
          </table:table-cell>
          <table:table-cell table:style-name="ce16" office:value-type="currency" office:currency="USD" office:value="0.6456" calcext:value-type="currency">
            <text:p>$0.65</text:p>
          </table:table-cell>
          <table:table-cell table:style-name="ce16" table:formula="of:=[.B16]*[.I16]*100" office:value-type="currency" office:currency="USD" office:value="1549.44" calcext:value-type="currency">
            <text:p>$1,549.44</text:p>
          </table:table-cell>
          <table:table-cell table:style-name="ce16" table:formula="of:=[.I16]*[.B16]" office:value-type="currency" office:currency="USD" office:value="15.4944" calcext:value-type="currency">
            <text:p>$15.49</text:p>
          </table:table-cell>
          <table:table-cell table:number-columns-repeated="1637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near Regulator</text:p>
          </table:table-cell>
          <table:table-cell office:value-type="string" calcext:value-type="string">
            <text:p>U31</text:p>
          </table:table-cell>
          <table:table-cell office:value-type="string" calcext:value-type="string">
            <text:p>LM1117MP</text:p>
          </table:table-cell>
          <table:table-cell office:value-type="string" calcext:value-type="string">
            <text:p>SOT-223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<text:a xlink:href="https://www.digikey.com/en/products/detail/onsemi/LM1117MPX-33NOPB/13559871?s=N4IgTCBcDaICwA4EFoAyBZAjNg7OgCgBoAEAzKQHIDy%2BAQgMIAqyFAIiALoC%2BQA" xlink:type="simple">488-LM1117MPX 33NOPBCT-ND</text:a></text:p>
          </table:table-cell>
          <table:table-cell table:style-name="ce16" office:value-type="currency" office:currency="USD" office:value="0.4478" calcext:value-type="currency">
            <text:p>$0.45</text:p>
          </table:table-cell>
          <table:table-cell table:style-name="ce16" table:formula="of:=[.B17]*[.I17]*100" office:value-type="currency" office:currency="USD" office:value="44.78" calcext:value-type="currency">
            <text:p>$44.78</text:p>
          </table:table-cell>
          <table:table-cell table:style-name="ce16" table:formula="of:=[.I17]*[.B17]" office:value-type="currency" office:currency="USD" office:value="0.4478" calcext:value-type="currency">
            <text:p>$0.45</text:p>
          </table:table-cell>
          <table:table-cell table:number-columns-repeated="1637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SW2,3,4,5,6</text:p>
          </table:table-cell>
          <table:table-cell office:value-type="string" calcext:value-type="string">
            <text:p>Push Switch</text:p>
          </table:table-cell>
          <table:table-cell office:value-type="string" calcext:value-type="string">
            <text:p>6x6x5mm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<text:a xlink:href="https://www.digikey.com/en/products/detail/te-connectivity-alcoswitch-switches/1825910-6/1632536" xlink:type="simple">450-1650-ND</text:a></text:p>
          </table:table-cell>
          <table:table-cell table:style-name="ce16" office:value-type="currency" office:currency="USD" office:value="0.1074" calcext:value-type="currency">
            <text:p>$0.11</text:p>
          </table:table-cell>
          <table:table-cell table:style-name="ce16" table:formula="of:=[.B18]*[.I18]*100" office:value-type="currency" office:currency="USD" office:value="53.7" calcext:value-type="currency">
            <text:p>$53.70</text:p>
          </table:table-cell>
          <table:table-cell table:style-name="ce16" table:formula="of:=[.I18]*[.B18]" office:value-type="currency" office:currency="USD" office:value="0.537" calcext:value-type="currency">
            <text:p>$0.54</text:p>
          </table:table-cell>
          <table:table-cell table:number-columns-repeated="1637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uctor</text:p>
          </table:table-cell>
          <table:table-cell office:value-type="string" calcext:value-type="string">
            <text:p>L93</text:p>
          </table:table-cell>
          <table:table-cell office:value-type="string" calcext:value-type="string">
            <text:p>10uH</text:p>
          </table:table-cell>
          <table:table-cell office:value-type="string" calcext:value-type="string">
            <text:p>25mm TH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<text:a xlink:href="https://www.digikey.com/en/products/detail/bourns-inc/5800-100-RC/774818" xlink:type="simple">M8278-ND</text:a></text:p>
          </table:table-cell>
          <table:table-cell table:style-name="ce16" office:value-type="currency" office:currency="USD" office:value="0.83588" calcext:value-type="currency">
            <text:p>$0.84</text:p>
          </table:table-cell>
          <table:table-cell table:style-name="ce16" table:formula="of:=[.B19]*[.I19]*100" office:value-type="currency" office:currency="USD" office:value="83.588" calcext:value-type="currency">
            <text:p>$83.59</text:p>
          </table:table-cell>
          <table:table-cell table:style-name="ce16" table:formula="of:=[.I19]*[.B19]" office:value-type="currency" office:currency="USD" office:value="0.83588" calcext:value-type="currency">
            <text:p>$0.84</text:p>
          </table:table-cell>
          <table:table-cell table:number-columns-repeated="1637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Solenoid</text:p>
          </table:table-cell>
          <table:table-cell office:value-type="string" calcext:value-type="string">
            <text:p>L1-L93</text:p>
          </table:table-cell>
          <table:table-cell table:number-columns-repeated="2"/>
          <table:table-cell office:value-type="string" calcext:value-type="string">
            <text:p>Digikey</text:p>
          </table:table-cell>
          <table:table-cell/>
          <table:table-cell table:style-name="ce16"/>
          <table:table-cell table:style-name="ce16" table:formula="of:=[.B20]*[.I20]*100" office:value-type="currency" office:currency="USD" office:value="0" calcext:value-type="currency">
            <text:p>$0.00</text:p>
          </table:table-cell>
          <table:table-cell table:style-name="ce16" table:formula="of:=[.I20]*[.B20]" office:value-type="currency" office:currency="USD" office:value="0" calcext:value-type="currency">
            <text:p>$0.00</text:p>
          </table:table-cell>
          <table:table-cell table:number-columns-repeated="1637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ass</text:p>
          </table:table-cell>
          <table:table-cell office:value-type="string" calcext:value-type="string">
            <text:p>P-Bass</text:p>
          </table:table-cell>
          <table:table-cell/>
          <table:table-cell office:value-type="string" calcext:value-type="string">
            <text:p>Amazon</text:p>
          </table:table-cell>
          <table:table-cell office:value-type="string" calcext:value-type="string">
            <text:p>Squier Precision Bass</text:p>
          </table:table-cell>
          <table:table-cell table:style-name="ce16" office:value-type="currency" office:currency="USD" office:value="120" calcext:value-type="currency">
            <text:p>$120.00</text:p>
          </table:table-cell>
          <table:table-cell table:style-name="ce16" table:formula="of:=[.B21]*[.I21]*100" office:value-type="currency" office:currency="USD" office:value="12000" calcext:value-type="currency">
            <text:p>$12,000.00</text:p>
          </table:table-cell>
          <table:table-cell table:style-name="ce16" table:formula="of:=[.I21]*[.B21]" office:value-type="currency" office:currency="USD" office:value="120" calcext:value-type="currency">
            <text:p>$120.00</text:p>
          </table:table-cell>
          <table:table-cell table:number-columns-repeated="16373"/>
        </table:table-row>
        <table:table-row table:style-name="ro1" table:number-rows-repeated="179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Sheet1.A1:Sheet1.XFD2 Sheet1.A3:Sheet1.G6 Sheet1.I3:Sheet1.XFD5 Sheet1.H6:Sheet1.XFD6 Sheet1.A7:Sheet1.XFD9 Sheet1.A10:Sheet1.G10 Sheet1.I10:Sheet1.XFD10 Sheet1.A11:Sheet1.XFD201">
            <calcext:condition calcext:apply-style-name="Growl Light" calcext:value="formula-is(MOD(ROW();2)=0)" calcext:base-cell-address="Sheet1.A1"/>
          </calcext:conditional-format>
          <calcext:conditional-format calcext:target-range-address="Sheet1.A1:Sheet1.XFD2 Sheet1.A3:Sheet1.G6 Sheet1.I3:Sheet1.XFD5 Sheet1.H6:Sheet1.XFD6 Sheet1.A7:Sheet1.XFD9 Sheet1.A10:Sheet1.G10 Sheet1.I10:Sheet1.XFD10 Sheet1.A11:Sheet1.XFD201">
            <calcext:condition calcext:apply-style-name="Roar Light" calcext:value="formula-is(ISODD(ROW()))" calcext:base-cell-address="Sheet1.A1"/>
            <calcext:condition calcext:apply-style-name="Growl Light" calcext:value="formula-is(ISODD(ROW()))" calcext:base-cell-address="Sheet1.A1"/>
            <calcext:condition calcext:apply-style-name="Accent" calcext:value="=0" calcext:base-cell-address="Sheet1.A1"/>
          </calcext:conditional-format>
          <calcext:conditional-format calcext:target-range-address="Sheet1.H5:Sheet1.H5">
            <calcext:condition calcext:apply-style-name="Growl Light" calcext:value="formula-is(MOD(ROW();2)=0)" calcext:base-cell-address="Sheet1.H5"/>
          </calcext:conditional-format>
          <calcext:conditional-format calcext:target-range-address="Sheet1.H5:Sheet1.H5">
            <calcext:condition calcext:apply-style-name="Roar Light" calcext:value="formula-is(ISODD(ROW()))" calcext:base-cell-address="Sheet1.H5"/>
            <calcext:condition calcext:apply-style-name="Growl Light" calcext:value="formula-is(ISODD(ROW()))" calcext:base-cell-address="Sheet1.H5"/>
            <calcext:condition calcext:apply-style-name="Accent" calcext:value="=0" calcext:base-cell-address="Sheet1.H5"/>
          </calcext:conditional-format>
          <calcext:conditional-format calcext:target-range-address="Sheet1.H3:Sheet1.H4">
            <calcext:condition calcext:apply-style-name="Growl Light" calcext:value="formula-is(MOD(ROW();2)=0)" calcext:base-cell-address="Sheet1.H3"/>
          </calcext:conditional-format>
          <calcext:conditional-format calcext:target-range-address="Sheet1.H3:Sheet1.H4">
            <calcext:condition calcext:apply-style-name="Roar Light" calcext:value="formula-is(ISODD(ROW()))" calcext:base-cell-address="Sheet1.H3"/>
            <calcext:condition calcext:apply-style-name="Growl Light" calcext:value="formula-is(ISODD(ROW()))" calcext:base-cell-address="Sheet1.H3"/>
            <calcext:condition calcext:apply-style-name="Accent" calcext:value="=0" calcext:base-cell-address="Sheet1.H3"/>
          </calcext:conditional-format>
          <calcext:conditional-format calcext:target-range-address="Sheet1.H10:Sheet1.H10">
            <calcext:condition calcext:apply-style-name="Growl Light" calcext:value="formula-is(MOD(ROW();2)=0)" calcext:base-cell-address="Sheet1.H10"/>
          </calcext:conditional-format>
          <calcext:conditional-format calcext:target-range-address="Sheet1.H10:Sheet1.H10">
            <calcext:condition calcext:apply-style-name="Roar Light" calcext:value="formula-is(ISODD(ROW()))" calcext:base-cell-address="Sheet1.H10"/>
            <calcext:condition calcext:apply-style-name="Growl Light" calcext:value="formula-is(ISODD(ROW()))" calcext:base-cell-address="Sheet1.H10"/>
            <calcext:condition calcext:apply-style-name="Accent" calcext:value="=0" calcext:base-cell-address="Sheet1.H10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 loext:blank-width-char="("> </number:text>
      <number:fill-character> </number:fill-character>
      <number:text>- _)</number:text>
    </number:number-style>
    <number:text-style style:name="N151">
      <number:text loext:blank-width-char="("> </number:text>
      <number:text-content/>
      <number:text loext:blank-width-char=")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5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55">
      <number:text loext:blank-width-char="("> </number:text>
      <number:text-content/>
      <number:text loext:blank-width-char=")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9">
      <number:text loext:blank-width-char="("> </number:text>
      <number:text-content/>
      <number:text loext:blank-width-char=")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63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63">
      <number:text loext:blank-width-char="("> </number:text>
      <number:text-content/>
      <number:text loext:blank-width-char=")"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oar_20_Light" style:display-name="Roar Light" style:family="table-cell" style:parent-style-name="Default">
      <style:table-cell-properties fo:background-color="#f69240" style:diagonal-bl-tr="none" style:diagonal-tl-br="none" fo:border="0.06pt solid #000000"/>
    </style:style>
    <style:style style:name="Growl_20_Light" style:display-name="Growl Light" style:family="table-cell" style:parent-style-name="Default">
      <style:table-cell-properties fo:background-color="#e6e7e8" style:diagonal-bl-tr="none" style:diagonal-tl-br="none" fo:border="0.06pt solid #000000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10">00/00/0000</text:date>, <text:time style:data-style-name="N2" text:time-value="09:04:41.97850748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9T14:56:36.704304527</meta:creation-date>
    <dc:date>2024-12-10T09:32:28.477596630</dc:date>
    <meta:editing-duration>PT1H35M5S</meta:editing-duration>
    <meta:editing-cycles>20</meta:editing-cycles>
    <meta:generator>LibreOffice/24.2.7.2$Linux_X86_64 LibreOffice_project/420$Build-2</meta:generator>
    <meta:document-statistic meta:table-count="1" meta:cell-count="209" meta:object-count="0"/>
  </office:meta>
</office:document-meta>
</file>